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6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ext-properties style:font-name="Arial" fo:font-size="12pt" fo:language="en" fo:country="US" style:font-name-asian="Arial" style:font-size-asian="6.80000019073486pt" style:language-asian="en" style:country-asian="US" style:font-name-complex="Tahoma" style:font-size-complex="6.80000019073486pt" style:language-complex="en" style:country-complex="US"/>
    </style:style>
    <style:style style:name="T1" style:family="text">
      <style:text-properties style:letter-kerning="true" fo:country="none" style:country-asian="none" style:font-name-asian="Arial"/>
    </style:style>
    <style:style style:name="T2" style:family="text">
      <style:text-properties style:font-name="Arial" fo:font-size="12pt" style:letter-kerning="true" fo:country="none" style:country-asian="none" style:font-name-asian="Arial"/>
    </style:style>
  </office:automatic-styles>
  <office:body>
    <office:spreadsheet>
      <table:table table:name="Tabelle1" table:style-name="ta1">
        <table:table-column table:style-name="co1" table:default-cell-style-name="Default"/>
        <table:table-column table:style-name="co1" table:default-cell-style-name="ce1"/>
        <table:table-column table:style-name="co1" table:number-columns-repeated="1022" table:default-cell-style-name="Default"/>
        <table:table-row table:style-name="ro1" table:number-rows-repeated="12">
          <table:table-cell table:number-columns-repeated="1024"/>
        </table:table-row>
        <table:table-row table:style-name="ro1">
          <table:table-cell table:style-name="ce1"/>
          <table:table-cell office:value-type="string" calcext:value-type="string">
            <text:p>Story</text:p>
          </table:table-cell>
          <table:table-cell table:style-name="ce1"/>
          <table:table-cell table:style-name="ce1" office:value-type="string" calcext:value-type="string">
            <text:p>[ 1 ]</text:p>
          </table:table-cell>
          <table:table-cell table:style-name="ce1" office:value-type="string" calcext:value-type="string">
            <text:p>[ 2</text:p>
          </table:table-cell>
          <table:table-cell table:style-name="ce1" office:value-type="string" calcext:value-type="string">
            <text:p>2 ]</text:p>
          </table:table-cell>
          <table:table-cell table:style-name="ce1" office:value-type="string" calcext:value-type="string">
            <text:p>[ 3 ]</text:p>
          </table:table-cell>
          <table:table-cell table:style-name="ce1" office:value-type="string" calcext:value-type="string">
            <text:p>[ 7 ]</text:p>
          </table:table-cell>
          <table:table-cell table:style-name="ce1" office:value-type="string" calcext:value-type="string">
            <text:p>[ 5 ]</text:p>
          </table:table-cell>
          <table:table-cell table:style-name="ce1" office:value-type="string" calcext:value-type="string">
            <text:p>[ 4 ]</text:p>
          </table:table-cell>
          <table:table-cell table:style-name="ce1" office:value-type="string" calcext:value-type="string">
            <text:p>[ 6 ]</text:p>
          </table:table-cell>
          <table:table-cell table:style-name="ce1" office:value-type="string" calcext:value-type="string">
            <text:p>[ 8</text:p>
          </table:table-cell>
          <table:table-cell table:style-name="ce1" office:value-type="string" calcext:value-type="string">
            <text:p>8 ]</text:p>
          </table:table-cell>
          <table:table-cell table:style-name="ce1" table:number-columns-repeated="1011"/>
        </table:table-row>
        <table:table-row table:style-name="ro1">
          <table:table-cell table:style-name="ce1"/>
          <table:table-cell office:value-type="string" calcext:value-type="string">
            <text:p>von</text:p>
          </table:table-cell>
          <table:table-cell table:style-name="ce2" office:value-type="date" office:date-value="2016-02-04" calcext:value-type="date">
            <text:p>04.02.16</text:p>
          </table:table-cell>
          <table:table-cell table:style-name="ce2" table:formula="of:=[.C15]+1" office:value-type="date" office:date-value="2016-02-11" calcext:value-type="date">
            <text:p>11.02.16</text:p>
          </table:table-cell>
          <table:table-cell table:style-name="ce2" table:formula="of:=[.D15]+1" office:value-type="date" office:date-value="2016-02-18" calcext:value-type="date">
            <text:p>18.02.16</text:p>
          </table:table-cell>
          <table:table-cell table:style-name="ce2" table:formula="of:=[.E15]+1" office:value-type="date" office:date-value="2016-02-25" calcext:value-type="date">
            <text:p>25.02.16</text:p>
          </table:table-cell>
          <table:table-cell table:style-name="ce2" table:formula="of:=[.F15]+1" office:value-type="date" office:date-value="2016-03-03" calcext:value-type="date">
            <text:p>03.03.16</text:p>
          </table:table-cell>
          <table:table-cell table:style-name="ce2" table:formula="of:=[.G15]+1" office:value-type="date" office:date-value="2016-03-10" calcext:value-type="date">
            <text:p>10.03.16</text:p>
          </table:table-cell>
          <table:table-cell table:style-name="ce2" table:formula="of:=[.H15]+1" office:value-type="date" office:date-value="2016-03-17" calcext:value-type="date">
            <text:p>17.03.16</text:p>
          </table:table-cell>
          <table:table-cell table:style-name="ce2" table:formula="of:=[.I15]+1" office:value-type="date" office:date-value="2016-03-24" calcext:value-type="date">
            <text:p>24.03.16</text:p>
          </table:table-cell>
          <table:table-cell table:style-name="ce2" table:formula="of:=[.J15]+1" office:value-type="date" office:date-value="2016-03-31" calcext:value-type="date">
            <text:p>31.03.16</text:p>
          </table:table-cell>
          <table:table-cell table:style-name="ce2" table:formula="of:=[.K15]+1" office:value-type="date" office:date-value="2016-04-07" calcext:value-type="date">
            <text:p>07.04.16</text:p>
          </table:table-cell>
          <table:table-cell table:style-name="ce2" table:formula="of:=[.L15]+1" office:value-type="date" office:date-value="2016-04-14" calcext:value-type="date">
            <text:p>14.04.16</text:p>
          </table:table-cell>
          <table:table-cell table:style-name="ce2" table:formula="of:=[.M15]+1" office:value-type="date" office:date-value="2016-04-21" calcext:value-type="date">
            <text:p>21.04.16</text:p>
          </table:table-cell>
          <table:table-cell table:style-name="ce2" table:formula="of:=[.N15]+1" office:value-type="date" office:date-value="2016-04-28" calcext:value-type="date">
            <text:p>28.04.16</text:p>
          </table:table-cell>
          <table:table-cell table:style-name="ce1" table:number-columns-repeated="1009"/>
        </table:table-row>
        <table:table-row table:style-name="ro1">
          <table:table-cell table:style-name="ce1"/>
          <table:table-cell office:value-type="string" calcext:value-type="string">
            <text:p>bis</text:p>
          </table:table-cell>
          <table:table-cell table:style-name="ce2" table:formula="of:=[.C14]+6" office:value-type="date" office:date-value="2016-02-10" calcext:value-type="date">
            <text:p>10.02.16</text:p>
          </table:table-cell>
          <table:table-cell table:style-name="ce2" table:formula="of:=[.D14]+6" office:value-type="date" office:date-value="2016-02-17" calcext:value-type="date">
            <text:p>17.02.16</text:p>
          </table:table-cell>
          <table:table-cell table:style-name="ce2" table:formula="of:=[.E14]+6" office:value-type="date" office:date-value="2016-02-24" calcext:value-type="date">
            <text:p>24.02.16</text:p>
          </table:table-cell>
          <table:table-cell table:style-name="ce2" table:formula="of:=[.F14]+6" office:value-type="date" office:date-value="2016-03-02" calcext:value-type="date">
            <text:p>02.03.16</text:p>
          </table:table-cell>
          <table:table-cell table:style-name="ce2" table:formula="of:=[.G14]+6" office:value-type="date" office:date-value="2016-03-09" calcext:value-type="date">
            <text:p>09.03.16</text:p>
          </table:table-cell>
          <table:table-cell table:style-name="ce2" table:formula="of:=[.H14]+6" office:value-type="date" office:date-value="2016-03-16" calcext:value-type="date">
            <text:p>16.03.16</text:p>
          </table:table-cell>
          <table:table-cell table:style-name="ce2" table:formula="of:=[.I14]+6" office:value-type="date" office:date-value="2016-03-23" calcext:value-type="date">
            <text:p>23.03.16</text:p>
          </table:table-cell>
          <table:table-cell table:style-name="ce2" table:formula="of:=[.J14]+6" office:value-type="date" office:date-value="2016-03-30" calcext:value-type="date">
            <text:p>30.03.16</text:p>
          </table:table-cell>
          <table:table-cell table:style-name="ce2" table:formula="of:=[.K14]+6" office:value-type="date" office:date-value="2016-04-06" calcext:value-type="date">
            <text:p>06.04.16</text:p>
          </table:table-cell>
          <table:table-cell table:style-name="ce2" table:formula="of:=[.L14]+6" office:value-type="date" office:date-value="2016-04-13" calcext:value-type="date">
            <text:p>13.04.16</text:p>
          </table:table-cell>
          <table:table-cell table:style-name="ce2" table:formula="of:=[.M14]+6" office:value-type="date" office:date-value="2016-04-20" calcext:value-type="date">
            <text:p>20.04.16</text:p>
          </table:table-cell>
          <table:table-cell table:style-name="ce2" table:formula="of:=[.N14]+6" office:value-type="date" office:date-value="2016-04-27" calcext:value-type="date">
            <text:p>27.04.16</text:p>
          </table:table-cell>
          <table:table-cell table:style-name="ce2" table:formula="of:=[.O14]+6" office:value-type="date" office:date-value="2016-05-04" calcext:value-type="date">
            <text:p>04.05.16</text:p>
          </table:table-cell>
          <table:table-cell table:style-name="ce1" table:number-columns-repeated="1009"/>
        </table:table-row>
        <table:table-row table:style-name="ro1">
          <table:table-cell table:style-name="ce1"/>
          <table:table-cell office:value-type="string" calcext:value-type="string">
            <text:p>Woche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table:number-columns-repeated="1009"/>
        </table:table-row>
        <table:table-row table:style-name="ro1">
          <table:table-cell table:style-name="ce1"/>
          <table:table-cell/>
          <table:table-cell table:style-name="ce1" table:number-columns-repeated="11"/>
          <table:table-cell table:number-columns-repeated="2" table:style-name="ce1" office:value-type="string" calcext:value-type="string">
            <text:p>Puffer</text:p>
          </table:table-cell>
          <table:table-cell table:style-name="ce1" table:number-columns-repeated="1009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tories: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<text:span text:style-name="T1">Der Benutzer kann in der App ein Rennen erstellen, wobei er Modus (Art des Rennens) und Konfiguration/Beschreibung angeben kann.</text:span>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<text:span text:style-name="T2">Der Benutzer kann in der App zu jedem Zeitpunkt Fahrzeuge hinzufügen, sobald ein Rennen erstellt wurde.</text:span>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<text:span text:style-name="T1">Der Benutzer kann in der App das Rennen neu starten, wobei bis auf die Zeit alles beibehalten wird.</text:span>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<text:span text:style-name="T1">Der Benutzer kann in der App erkennen welche Runden die schnellsten waren.</text:span>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<text:span text:style-name="T1">Der Benutzer kann die Daten aller Rennen die auf dem Tablet gespeichert sind in der App auslesen.</text:span>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<text:span text:style-name="T1">Der Benutzer kann in der App maximale und minimale Rundenzeiten konfigurieren, um Mehrfachauslösungen der Lichtschranke und Runden bei denen das Auto lange stehen bleibt zu verwerfen.</text:span>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<text:span text:style-name="T1">Der Benutzer kann in der App die Zeiten aller in diesem Rennen fahrenden Autos tabellarisch anzeigen.</text:span>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---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Tests</text:p>
          </table:table-cell>
          <table:table-cell table:number-columns-repeated="1021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02">00.00.0000</text:date>, <text:time style:data-style-name="N2" text:time-value="02:21:03.875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02T01:52:57.271000000</meta:creation-date>
    <dc:date>2016-02-02T02:21:14.197000000</dc:date>
    <meta:editing-duration>PT23M22S</meta:editing-duration>
    <meta:editing-cycles>6</meta:editing-cycles>
    <meta:generator>LibreOffice/4.4.7.2$Windows_x86 LibreOffice_project/f3153a8b245191196a4b6b9abd1d0da16eead600</meta:generator>
    <meta:document-statistic meta:table-count="1" meta:cell-count="73" meta:object-count="0"/>
  </office:meta>
</office:document-meta>
</file>